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T4" style:parent-style-name="Absatz-Standardschriftart" style:family="text">
      <style:text-properties style:font-name="Calibri" style:font-name-complex="Calibri"/>
    </style:style>
    <style:style style:name="T5" style:parent-style-name="Absatz-Standardschriftart" style:family="text">
      <style:text-properties style:font-name="Calibri" style:font-name-complex="Calibri"/>
    </style:style>
    <style:style style:name="P6" style:parent-style-name="Textbody" style:family="paragraph">
      <style:paragraph-properties fo:text-align="center"/>
      <style:text-properties style:font-name="Calibri" style:font-name-complex="Calibri"/>
    </style:style>
    <style:style style:name="P7" style:parent-style-name="Textbody" style:family="paragraph">
      <style:paragraph-properties fo:text-align="center"/>
      <style:text-properties style:font-name="Calibri" style:font-name-complex="Calibri"/>
    </style:style>
    <style:style style:name="P8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9" style:parent-style-name="Standard" style:family="paragraph">
      <style:paragraph-properties style:vertical-align="auto" fo:margin-top="0.0694in" fo:margin-bottom="0.125in" fo:margin-left="1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0" style:parent-style-name="Standard" style:family="paragraph">
      <style:paragraph-properties style:vertical-align="auto" fo:margin-top="0.0694in" fo:margin-bottom="0.125in" fo:margin-left="1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1" style:parent-style-name="Listenabsatz" style:family="paragraph">
      <style:paragraph-properties style:vertical-align="auto" fo:margin-top="0.0694in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2" style:parent-style-name="Listenabsatz" style:family="paragraph">
      <style:paragraph-properties style:vertical-align="auto" fo:margin-top="0.0694in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3" style:parent-style-name="Standard" style:family="paragraph">
      <style:paragraph-properties style:vertical-align="auto" fo:margin-top="0.0694in" fo:margin-bottom="0.125in" fo:margin-left="1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4" style:parent-style-name="Standard" style:family="paragraph">
      <style:paragraph-properties style:vertical-align="auto" fo:margin-top="0.0694in" fo:margin-bottom="0.125in" fo:margin-left="1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5" style:parent-style-name="Standard" style:family="paragraph">
      <style:paragraph-properties style:vertical-align="auto" fo:margin-bottom="0.125in"/>
      <style:text-properties fo:hyphenate="true"/>
    </style:style>
    <style:style style:name="T16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17" style:parent-style-name="Absatz-Standardschriftart" style:family="text">
      <style:text-properties style:font-name="Calibri" style:font-name-asian="Times New Roman" style:font-name-complex="Calibri" fo:font-style="italic" style:font-style-asian="italic" style:font-style-complex="italic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18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P19" style:parent-style-name="Standard" style:family="paragraph">
      <style:paragraph-properties style:vertical-align="auto" fo:margin-bottom="0.125in"/>
      <style:text-properties fo:hyphenate="true"/>
    </style:style>
    <style:style style:name="T20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21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22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23" style:parent-style-name="Absatz-Standardschriftart" style:family="text">
      <style:text-properties style:font-name="Calibri" style:font-name-asian="Times New Roman" style:font-name-complex="Calibri" fo:font-style="italic" style:font-style-asian="italic" style:font-style-complex="italic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24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P25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6" style:parent-style-name="Überschrift2" style:family="paragraph">
      <style:text-properties style:font-name-asian="Times New Roman" style:language-asian="de" style:country-asian="DE" style:language-complex="ar" style:country-complex="SA"/>
    </style:style>
    <style:style style:name="P27" style:parent-style-name="Standard" style:family="paragraph">
      <style:text-properties style:font-name="Calibri" style:font-name-complex="Calibri" style:language-asian="de" style:country-asian="DE" style:language-complex="ar" style:country-complex="SA"/>
    </style:style>
    <style:style style:name="P28" style:parent-style-name="Standard" style:family="paragraph">
      <style:text-properties style:language-asian="de" style:country-asian="DE" style:language-complex="ar" style:country-complex="SA"/>
    </style:style>
    <style:style style:name="P29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</style:style>
    <style:style style:name="T30" style:parent-style-name="Absatz-Standardschriftart" style:family="text">
      <style:text-properties style:font-name="Calibri" style:font-name-complex="Calibri" fo:letter-spacing="-0.0013in"/>
    </style:style>
    <style:style style:name="T31" style:parent-style-name="apple-converted-space" style:family="text">
      <style:text-properties style:font-name="Calibri" style:font-name-complex="Calibri" fo:letter-spacing="-0.0013in"/>
    </style:style>
    <style:style style:name="T32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33" style:parent-style-name="Absatz-Standardschriftart" style:family="text">
      <style:text-properties style:font-name="Calibri" style:font-name-complex="Calibri" fo:letter-spacing="-0.0013in"/>
    </style:style>
    <style:style style:name="T34" style:parent-style-name="apple-converted-space" style:family="text">
      <style:text-properties style:font-name="Calibri" style:font-name-complex="Calibri" fo:letter-spacing="-0.0013in"/>
    </style:style>
    <style:style style:name="T35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36" style:parent-style-name="Absatz-Standardschriftart" style:family="text">
      <style:text-properties style:font-name="Calibri" style:font-name-complex="Calibri" fo:letter-spacing="-0.0013in"/>
    </style:style>
    <style:style style:name="P37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</style:style>
    <style:style style:name="T38" style:parent-style-name="Absatz-Standardschriftart" style:family="text">
      <style:text-properties style:font-name="Calibri" style:font-name-complex="Calibri" fo:letter-spacing="-0.0013in"/>
    </style:style>
    <style:style style:name="T39" style:parent-style-name="apple-converted-space" style:family="text">
      <style:text-properties style:font-name="Calibri" style:font-name-complex="Calibri" fo:letter-spacing="-0.0013in"/>
    </style:style>
    <style:style style:name="T40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41" style:parent-style-name="Absatz-Standardschriftart" style:family="text">
      <style:text-properties style:font-name="Calibri" style:font-name-complex="Calibri" fo:letter-spacing="-0.0013in"/>
    </style:style>
    <style:style style:name="P42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</style:style>
    <style:style style:name="T43" style:parent-style-name="Absatz-Standardschriftart" style:family="text">
      <style:text-properties style:font-name="Calibri" style:font-name-complex="Calibri" fo:letter-spacing="-0.0013in"/>
    </style:style>
    <style:style style:name="T44" style:parent-style-name="apple-converted-space" style:family="text">
      <style:text-properties style:font-name="Calibri" style:font-name-complex="Calibri" fo:letter-spacing="-0.0013in"/>
    </style:style>
    <style:style style:name="T45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46" style:parent-style-name="Absatz-Standardschriftart" style:family="text">
      <style:text-properties style:font-name="Calibri" style:font-name-complex="Calibri" fo:letter-spacing="-0.0013in"/>
    </style:style>
    <style:style style:name="P47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</style:style>
    <style:style style:name="T48" style:parent-style-name="Absatz-Standardschriftart" style:family="text">
      <style:text-properties style:font-name="Calibri" style:font-name-complex="Calibri" fo:letter-spacing="-0.0013in"/>
    </style:style>
    <style:style style:name="T49" style:parent-style-name="apple-converted-space" style:family="text">
      <style:text-properties style:font-name="Calibri" style:font-name-complex="Calibri" fo:letter-spacing="-0.0013in"/>
    </style:style>
    <style:style style:name="T50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51" style:parent-style-name="Absatz-Standardschriftart" style:family="text">
      <style:text-properties style:font-name="Calibri" style:font-name-complex="Calibri" fo:letter-spacing="-0.0013in"/>
    </style:style>
    <style:style style:name="P52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  <style:text-properties style:font-name="Calibri" style:font-name-complex="Calibri" fo:letter-spacing="-0.0013in"/>
    </style:style>
    <style:style style:name="P53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T54" style:parent-style-name="Absatz-Standardschriftart" style:family="text">
      <style:text-properties style:font-name="Calibri" style:font-name-complex="Calibri" fo:letter-spacing="-0.0013in"/>
    </style:style>
    <style:style style:name="T55" style:parent-style-name="apple-converted-space" style:family="text">
      <style:text-properties style:font-name="Calibri" style:font-name-complex="Calibri" fo:letter-spacing="-0.0013in"/>
    </style:style>
    <style:style style:name="T56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57" style:parent-style-name="apple-converted-space" style:family="text">
      <style:text-properties style:font-name="Calibri" style:font-name-complex="Calibri" fo:letter-spacing="-0.0013in"/>
    </style:style>
    <style:style style:name="T58" style:parent-style-name="Absatz-Standardschriftart" style:family="text">
      <style:text-properties style:font-name="Calibri" style:font-name-complex="Calibri" fo:letter-spacing="-0.0013in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Übung</text:span><text:span text:style-name="T4"><text:s/>1</text:span><text:span text:style-name="T5">:</text:span></text:h>
      <text:p text:style-name="P6"/>
      <text:p text:style-name="P7"/>
      <text:h text:style-name="Überschrift2" text:outline-level="2">Aufgabe 1:</text:h>
      <text:p text:style-name="P8">Modelliere<text:s/>eine<text:s/>Klasse<text:s/>Auto:</text:p>
      <text:list text:style-name="LFO1" text:continue-numbering="true">
        <text:list-item>
          <text:p text:style-name="P9">Zu einem Auto werden KFZ-Kennzeichen, Kilometerstand, Tankvolumen, Kraftstoffverbrauch und Kraftstoffmenge<text:s/>gespeichert</text:p>
        </text:list-item>
        <text:list-item>
          <text:p text:style-name="P10">Ein Auto<text:s/>hat folgende Methoden:<text:s/></text:p>
        </text:list-item>
      </text:list>
      <text:list text:style-name="LFO2" text:continue-numbering="true">
        <text:list-item>
          <text:p text:style-name="P11">tanken(double menge): Ausgabe auf Konsole ob Tanken erfolgreich ist mit Ausgabe der Kraftstoffmenge oder Ausgabe das Tanken nicht möglich ist, da das Tankvolumen überschritten wird</text:p>
        </text:list-item>
        <text:list-item>
          <text:p text:style-name="P12">fahren(double strecke): Ausgabe auf Konsole das Fahren erfolgreich ist und Kilometerstand ausgeben oder Ausgabe das Fahren nicht möglich ist, wegen zu wenig Kraftstoff<text:s/>(verbrauch = strecke / Kraftstoffverbrauch)</text:p>
        </text:list-item>
      </text:list>
      <text:list text:style-name="LFO1" text:continue-numbering="true">
        <text:list-item>
          <text:p text:style-name="P13">Die aktuellen Werte der Attribute KFZ-Kennzeichen, Kilometerstand und Tankvolumen können abgefragt werden.<text:s/>(get Methoden)</text:p>
        </text:list-item>
        <text:list-item>
          <text:p text:style-name="P14">Ein Auto soll sowohl ohne Werte als auch mit geeigneten Startwerten erzeugt werden können.<text:s/>(Konstruktor mit und ohne Werte)</text:p>
        </text:list-item>
      </text:list>
      <text:p text:style-name="P15"><text:span text:style-name="T16">Implementieren die Klasse </text:span><text:span text:style-name="T17">Auto </text:span><text:span text:style-name="T18">in Java.<text:s/></text:span></text:p>
      <text:p text:style-name="P19"><text:span text:style-name="T20">Implementiere</text:span><text:span text:style-name="T21"><text:s/></text:span><text:span text:style-name="T22">eine Klasse </text:span><text:span text:style-name="T23">AppAuto</text:span><text:span text:style-name="T24">, in der zwei Autos erzeugt werden und diese fahren bzw. tanken.</text:span></text:p>
      <text:p text:style-name="P25"/>
      <text:h text:style-name="P26" text:outline-level="2">Aufgabe 2:</text:h>
      <text:p text:style-name="P27">Schreibe eine Klasse DiceGame:</text:p>
      <text:p text:style-name="P28"/>
      <text:list text:style-name="LFO3" text:continue-numbering="true">
        <text:list-item>
          <text:p text:style-name="P29"><text:span text:style-name="T30">Schreibe eine Methode</text:span><text:span text:style-name="T31"> </text:span><text:span text:style-name="T32">int[] shuffleDice()</text:span><text:span text:style-name="T33">, die ein</text:span><text:span text:style-name="T34"> </text:span><text:span text:style-name="T35">int</text:span><text:span text:style-name="T36">-Array mit 5 zufälligen Zahlen liefert, die zwischen 1 und 6 liegen.</text:span></text:p>
        </text:list-item>
        <text:list-item>
          <text:p text:style-name="P37"><text:span text:style-name="T38">Schreibe eine Methode</text:span><text:span text:style-name="T39"> </text:span><text:span text:style-name="T40">isHomogeneous(int[] values)</text:span><text:span text:style-name="T41">, die testet, ob alle Werte im Array gleich sind. Prinzipiell darf das Array beliebig groß sein.</text:span></text:p>
        </text:list-item>
        <text:list-item>
          <text:p text:style-name="P42"><text:span text:style-name="T43">Schreibe eine Methode</text:span><text:span text:style-name="T44"> </text:span><text:span text:style-name="T45">int[] occurrences(int[] values)</text:span><text:span text:style-name="T46">, die ein neues Array der Größe 6 liefert, das anzeigt, welche Augenzahl wie oft vorkommt.</text:span></text:p>
        </text:list-item>
        <text:list-item>
          <text:p text:style-name="P47"><text:span text:style-name="T48">Schreibe eine Methode</text:span><text:span text:style-name="T49"> </text:span><text:span text:style-name="T50">isFullHouse(int[] values)</text:span><text:span text:style-name="T51">, die prüft, ob drei Würfel den gleichen Wert und zwei andere Würfel einen anderen gleichen Wert haben. Bei {1, 1, 1, 2, 2} liegt ein solcher Fall zum Beispiel vor.</text:span></text:p>
        </text:list-item>
        <text:list-item>
          <text:p text:style-name="P52">Erstelle main Methode<text:s/>in welcher Würfel gewürfelt werden und mit dem Würfelergebnis die anderen Methoden verwendet werden.</text:p>
        </text:list-item>
      </text:list>
      <text:p text:style-name="P53"><text:span text:style-name="T54">Wir können annehmen, dass die Methoden immer mit korrekten Werten aufgerufen werden, also das Array nie</text:span><text:span text:style-name="T55"> </text:span><text:span text:style-name="T56">null</text:span><text:span text:style-name="T57"> </text:span><text:span text:style-name="T58">ist, die Anzahl Elemente immer korrekt ist und die Werte immer in den Wertebereichen lieg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apple-converted-space" style:display-name="apple-converted-space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12T14:12:00Z</dc:date>
    <meta:template xlink:href="Normal.dotm" xlink:type="simple"/>
    <meta:editing-cycles>4</meta:editing-cycles>
    <meta:editing-duration>PT0S</meta:editing-duration>
    <meta:document-statistic meta:page-count="1" meta:paragraph-count="3" meta:word-count="270" meta:character-count="1973" meta:row-count="14" meta:non-whitespace-character-count="1706"/>
  </office:meta>
</office:document-meta>
</file>